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0.95cm" fo:min-width="2cm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0.5cm" fo:min-width="0.7cm"/>
      <style:paragraph-properties style:writing-mode="lr-tb"/>
    </style:style>
    <style:style style:name="gr3" style:family="graphic" style:parent-style-name="standard">
      <style:graphic-properties draw:marker-start="" draw:marker-end="Arrow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1.05cm" fo:min-width="2cm"/>
      <style:paragraph-properties style:writing-mode="lr-tb"/>
    </style:style>
    <style:style style:name="gr6" style:family="graphic" style:parent-style-name="standard">
      <style:graphic-properties draw:marker-end="" draw:textarea-vertical-align="middle"/>
    </style:style>
    <style:style style:name="gr7" style:family="graphic" style:parent-style-name="standard">
      <style:graphic-properties draw:marker-end="Arrow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P1" style:family="paragraph">
      <style:paragraph-properties fo:text-align="center" style:writing-mode="lr-tb"/>
      <style:text-properties fo:font-size="8pt" style:font-size-asian="8pt" style:font-size-complex="8pt"/>
    </style:style>
    <style:style style:name="P2" style:family="paragraph">
      <loext:graphic-properties draw:fill-color="#b4c7dc"/>
      <style:paragraph-properties fo:text-align="center" style:writing-mode="lr-tb"/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5cm" svg:height="1.2cm" svg:x="5.9cm" svg:y="6cm">
          <text:p text:style-name="P1"><text:span text:style-name="T1">Input:</text:span></text:p>
          <text:p text:style-name="P1"><text:span text:style-name="T1">enter let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2.4cm" svg:height="1.5cm" svg:x="5.947cm" svg:y="7.7cm">
          <text:p text:style-name="P1"><text:span text:style-name="T1">Lett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0.25cm" svg:y1="7.848cm" svg:x2="7.15cm" svg:y2="6cm" draw:start-shape="id1" draw:start-glue-point="0" draw:end-shape="id2" draw:end-glue-point="0" svg:d="M10250 7848v-2349h-3100v501" svg:viewBox="0 0 3101 2350">
          <text:p/>
        </draw:connector>
        <draw:connector draw:style-name="gr4" draw:text-style-name="P3" draw:layer="layout" svg:x1="7.15cm" svg:y1="7.2cm" svg:x2="7.147cm" svg:y2="7.7cm" draw:start-shape="id2" draw:start-glue-point="2" draw:end-shape="id3" draw:end-glue-point="4" svg:d="M7150 7200v250h-3v250" svg:viewBox="0 0 4 501">
          <text:p/>
        </draw:connector>
        <draw:custom-shape draw:style-name="gr2" draw:text-style-name="P2" xml:id="id4" draw:id="id4" draw:layer="layout" svg:width="2.4cm" svg:height="1.5cm" svg:x="5.943cm" svg:y="9.7cm">
          <text:p text:style-name="P1"><text:span text:style-name="T1">Letter in wor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7.147cm" svg:y1="9.2cm" svg:x2="7.143cm" svg:y2="9.7cm" draw:start-shape="id3" draw:start-glue-point="6" draw:end-shape="id4" draw:end-glue-point="4" svg:d="M7147 9200v251h-4v249" svg:viewBox="0 0 5 501">
          <text:p/>
        </draw:connector>
        <draw:custom-shape draw:style-name="gr1" draw:text-style-name="P2" xml:id="id1" draw:id="id1" draw:layer="layout" svg:width="2.5cm" svg:height="1.2cm" svg:x="9cm" svg:y="7.848cm">
          <text:p text:style-name="P1"><text:span text:style-name="T1">Display:</text:span></text:p>
          <text:p text:style-name="P1"><text:span text:style-name="T1">This wasn’t a</text:span></text:p>
          <text:p text:style-name="P1"><text:span text:style-name="T1">letter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8.347cm" svg:y1="8.45cm" svg:x2="9cm" svg:y2="8.448cm" draw:start-shape="id3" draw:start-glue-point="7" draw:end-shape="id1" draw:end-glue-point="3" svg:d="M8347 8450h327v-2h326" svg:viewBox="0 0 654 3">
          <text:p/>
        </draw:connector>
        <draw:custom-shape draw:style-name="gr5" draw:text-style-name="P2" xml:id="id5" draw:id="id5" draw:layer="layout" svg:width="2.5cm" svg:height="1.3cm" svg:x="9cm" svg:y="9.8cm">
          <text:p text:style-name="P1"><text:span text:style-name="T1">Display: </text:span></text:p>
          <text:p text:style-name="P1"><text:span text:style-name="T1">Wrong guess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8.343cm" svg:y1="10.45cm" svg:x2="9cm" svg:y2="10.45cm" draw:start-shape="id4" draw:start-glue-point="7" draw:end-shape="id5" draw:end-glue-point="3" svg:d="M8343 10450h657" svg:viewBox="0 0 658 1">
          <text:p/>
        </draw:connector>
        <draw:custom-shape draw:style-name="gr5" draw:text-style-name="P2" xml:id="id6" draw:id="id6" draw:layer="layout" svg:width="2.5cm" svg:height="1.3cm" svg:x="12.1cm" svg:y="9.8cm">
          <text:p text:style-name="P1"><text:span text:style-name="T1">Add to failed letter</text:span></text:p>
          <text:p text:style-name="P1"><text:span text:style-name="T1">lis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2.5cm" svg:height="1.3cm" svg:x="15.2cm" svg:y="9.8cm">
          <text:p text:style-name="P1"><text:span text:style-name="T1">Add one more to </text:span></text:p>
          <text:p text:style-name="P1"><text:span text:style-name="T1">Hangman pic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1.5cm" svg:y1="10.45cm" svg:x2="12.1cm" svg:y2="10.45cm" draw:start-shape="id5" draw:start-glue-point="1" draw:end-shape="id6" draw:end-glue-point="3" svg:d="M11500 10450h600" svg:viewBox="0 0 601 1">
          <text:p/>
        </draw:connector>
        <draw:connector draw:style-name="gr4" draw:text-style-name="P3" draw:layer="layout" svg:x1="14.6cm" svg:y1="10.45cm" svg:x2="15.2cm" svg:y2="10.45cm" draw:start-shape="id6" draw:start-glue-point="1" draw:end-shape="id7" draw:end-glue-point="3" svg:d="M14600 10450h600" svg:viewBox="0 0 601 1">
          <text:p/>
        </draw:connector>
        <draw:custom-shape draw:style-name="gr5" draw:text-style-name="P2" xml:id="id8" draw:id="id8" draw:layer="layout" svg:width="2.5cm" svg:height="1.3cm" svg:x="5.9cm" svg:y="11.8cm">
          <text:p text:style-name="P1"><text:span text:style-name="T1">Add new letter </text:span></text:p>
          <text:p text:style-name="P1"><text:span text:style-name="T1">To secret word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7.143cm" svg:y1="11.2cm" svg:x2="7.15cm" svg:y2="11.8cm" draw:start-shape="id4" draw:start-glue-point="6" draw:end-shape="id8" draw:end-glue-point="0" svg:d="M7143 11200v301h7v299" svg:viewBox="0 0 8 601">
          <text:p/>
        </draw:connector>
        <draw:custom-shape draw:style-name="gr5" draw:text-style-name="P2" xml:id="id10" draw:id="id10" draw:layer="layout" svg:width="2.5cm" svg:height="1.3cm" svg:x="5.9cm" svg:y="16.1cm">
          <text:p text:style-name="P1"><text:span text:style-name="T1">Display: </text:span></text:p>
          <text:p text:style-name="P1"><text:span text:style-name="T1">Hangman pic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1" draw:id="id11" draw:layer="layout" svg:width="2.5cm" svg:height="1.3cm" svg:x="5.9cm" svg:y="18cm">
          <text:p text:style-name="P1"><text:span text:style-name="T1">Display: </text:span></text:p>
          <text:p text:style-name="P1"><text:span text:style-name="T1">Secret wor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9" draw:id="id9" draw:layer="layout" svg:width="2.5cm" svg:height="1.3cm" svg:x="5.9cm" svg:y="14.3cm">
          <text:p text:style-name="P1"><text:span text:style-name="T1">Display: </text:span></text:p>
          <text:p text:style-name="P1"><text:span text:style-name="T1">List of failed</text:span></text:p>
          <text:p text:style-name="P1"><text:span text:style-name="T1">letters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line-skew="0.8cm" svg:x1="16.45cm" svg:y1="11.1cm" svg:x2="7.15cm" svg:y2="14.3cm" draw:start-shape="id7" draw:start-glue-point="2" draw:end-shape="id9" draw:end-glue-point="0" svg:d="M16450 11100v2400h-9300v800" svg:viewBox="0 0 9301 3201">
          <text:p/>
        </draw:connector>
        <draw:connector draw:style-name="gr4" draw:text-style-name="P3" draw:layer="layout" svg:x1="7.15cm" svg:y1="13.1cm" svg:x2="7.15cm" svg:y2="14.3cm" draw:start-shape="id8" draw:start-glue-point="2" draw:end-shape="id9" draw:end-glue-point="0" svg:d="M7150 13100v1200" svg:viewBox="0 0 1 1201">
          <text:p/>
        </draw:connector>
        <draw:connector draw:style-name="gr4" draw:text-style-name="P3" draw:layer="layout" svg:x1="7.15cm" svg:y1="15.6cm" svg:x2="7.15cm" svg:y2="16.1cm" draw:start-shape="id9" draw:start-glue-point="2" draw:end-shape="id10" draw:end-glue-point="0" svg:d="M7150 15600v500" svg:viewBox="0 0 1 501">
          <text:p/>
        </draw:connector>
        <draw:connector draw:style-name="gr4" draw:text-style-name="P3" draw:layer="layout" svg:x1="7.15cm" svg:y1="17.4cm" svg:x2="7.15cm" svg:y2="18cm" draw:start-shape="id10" draw:start-glue-point="2" draw:end-shape="id11" draw:end-glue-point="0" svg:d="M7150 17400v600" svg:viewBox="0 0 1 601">
          <text:p/>
        </draw:connector>
        <draw:custom-shape draw:style-name="gr2" draw:text-style-name="P2" xml:id="id12" draw:id="id12" draw:layer="layout" svg:width="2.4cm" svg:height="1.5cm" svg:x="5.958cm" svg:y="20cm">
          <text:p text:style-name="P1"><text:span text:style-name="T1">All letters</text:span></text:p>
          <text:p text:style-name="P1"><text:span text:style-name="T1">do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16" draw:id="id16" draw:layer="layout" svg:width="2.5cm" svg:height="1.3cm" svg:x="9.4cm" svg:y="20.1cm">
          <text:p text:style-name="P1"><text:span text:style-name="T1">Display: </text:span></text:p>
          <text:p text:style-name="P1"><text:span text:style-name="T1">You W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2.4cm" svg:height="1.5cm" svg:x="5.954cm" svg:y="21.904cm">
          <text:p text:style-name="P1"><text:span text:style-name="T1">All guess</text:span></text:p>
          <text:p text:style-name="P1"><text:span text:style-name="T1">do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17" draw:id="id17" draw:layer="layout" svg:width="2.5cm" svg:height="1.3cm" svg:x="9.4cm" svg:y="22cm">
          <text:p text:style-name="P1"><text:span text:style-name="T1">Display: </text:span></text:p>
          <text:p text:style-name="P1"><text:span text:style-name="T1">You Lost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7.15cm" svg:y1="19.3cm" svg:x2="7.158cm" svg:y2="20cm" draw:start-shape="id11" draw:start-glue-point="2" draw:end-shape="id12" draw:end-glue-point="4" svg:d="M7150 19300v350h8v350" svg:viewBox="0 0 9 701">
          <text:p/>
        </draw:connector>
        <draw:connector draw:style-name="gr4" draw:text-style-name="P3" draw:layer="layout" svg:x1="7.158cm" svg:y1="21.5cm" svg:x2="7.154cm" svg:y2="21.904cm" draw:start-shape="id12" draw:start-glue-point="6" draw:end-shape="id13" draw:end-glue-point="4" svg:d="M7158 21500v203h-4v201" svg:viewBox="0 0 5 405">
          <text:p/>
        </draw:connector>
        <draw:custom-shape draw:style-name="gr5" draw:text-style-name="P2" xml:id="id18" draw:id="id18" draw:layer="layout" svg:width="2.5cm" svg:height="1.3cm" svg:x="13.3cm" svg:y="22cm">
          <text:p text:style-name="P1"><text:span text:style-name="T1">Display: </text:span></text:p>
          <text:p text:style-name="P1"><text:span text:style-name="T1">Play Agai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2.4cm" svg:height="1.5cm" svg:x="5.952cm" svg:y="24.5cm">
          <text:p text:style-name="P1"><text:span text:style-name="T1">Play aga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draw:line-skew="-2.899cm" svg:x1="5.952cm" svg:y1="25.25cm" svg:x2="7.15cm" svg:y2="2.2cm" draw:start-shape="id14" draw:start-glue-point="5" draw:end-shape="id15" draw:end-glue-point="0" svg:d="M5952 25250h-3452v-23551h4650v501" svg:viewBox="0 0 4651 23552">
          <text:p/>
        </draw:connector>
        <draw:connector draw:style-name="gr4" draw:text-style-name="P3" draw:layer="layout" svg:x1="8.358cm" svg:y1="20.75cm" svg:x2="9.4cm" svg:y2="20.75cm" draw:start-shape="id12" draw:start-glue-point="7" draw:end-shape="id16" draw:end-glue-point="3" svg:d="M8358 20750h1042" svg:viewBox="0 0 1043 1">
          <text:p/>
        </draw:connector>
        <draw:connector draw:style-name="gr4" draw:text-style-name="P3" draw:layer="layout" svg:x1="8.354cm" svg:y1="22.654cm" svg:x2="9.4cm" svg:y2="22.65cm" draw:start-shape="id13" draw:start-glue-point="7" draw:end-shape="id17" draw:end-glue-point="3" svg:d="M8354 22654h524v-4h522" svg:viewBox="0 0 1047 5">
          <text:p/>
        </draw:connector>
        <draw:connector draw:style-name="gr4" draw:text-style-name="P3" draw:layer="layout" svg:x1="11.9cm" svg:y1="22.65cm" svg:x2="13.3cm" svg:y2="22.65cm" draw:start-shape="id17" draw:start-glue-point="1" draw:end-shape="id18" draw:end-glue-point="3" svg:d="M11900 22650h1400" svg:viewBox="0 0 1401 1">
          <text:p/>
        </draw:connector>
        <draw:connector draw:style-name="gr7" draw:text-style-name="P3" draw:layer="layout" svg:x1="11.9cm" svg:y1="20.75cm" svg:x2="13.3cm" svg:y2="22.65cm" draw:start-shape="id16" draw:start-glue-point="1" draw:end-shape="id18" draw:end-glue-point="3" svg:d="M11900 20750h700v1900h700" svg:viewBox="0 0 1401 1901">
          <text:p/>
        </draw:connector>
        <draw:connector draw:style-name="gr7" draw:text-style-name="P3" draw:layer="layout" svg:x1="14.55cm" svg:y1="23.3cm" svg:x2="8.352cm" svg:y2="25.25cm" draw:start-shape="id18" draw:start-glue-point="2" draw:end-shape="id14" draw:end-glue-point="7" svg:d="M14550 23300v1950h-6198" svg:viewBox="0 0 6199 1951">
          <text:p/>
        </draw:connector>
        <draw:custom-shape draw:style-name="gr5" draw:text-style-name="P2" xml:id="id19" draw:id="id19" draw:layer="layout" svg:width="2.5cm" svg:height="1.3cm" svg:x="5.9cm" svg:y="26.5cm">
          <text:p text:style-name="P1"><text:span text:style-name="T1">End Game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7.152cm" svg:y1="26cm" svg:x2="7.15cm" svg:y2="26.5cm" draw:start-shape="id14" draw:start-glue-point="6" draw:end-shape="id19" draw:end-glue-point="0" svg:d="M7152 26000v251h-2v249" svg:viewBox="0 0 3 501">
          <text:p/>
        </draw:connector>
        <draw:frame draw:style-name="gr8" draw:text-style-name="P4" draw:layer="layout" svg:width="0.6cm" svg:height="0.569cm" svg:x="7.1cm" svg:y="11.2cm">
          <draw:text-box>
            <text:p><text:span text:style-name="T1">Y</text:span></text:p>
          </draw:text-box>
        </draw:frame>
        <draw:frame draw:style-name="gr8" draw:text-style-name="P4" draw:layer="layout" svg:width="0.6cm" svg:height="0.569cm" svg:x="8.2cm" svg:y="9.9cm">
          <draw:text-box>
            <text:p><text:span text:style-name="T1">N</text:span></text:p>
          </draw:text-box>
        </draw:frame>
        <draw:frame draw:style-name="gr8" draw:text-style-name="P4" draw:layer="layout" svg:width="0.6cm" svg:height="0.569cm" svg:x="7.2cm" svg:y="9.2cm">
          <draw:text-box>
            <text:p><text:span text:style-name="T1">Y</text:span></text:p>
          </draw:text-box>
        </draw:frame>
        <draw:frame draw:style-name="gr8" draw:text-style-name="P4" draw:layer="layout" svg:width="0.6cm" svg:height="0.569cm" svg:x="8.3cm" svg:y="20.131cm">
          <draw:text-box>
            <text:p><text:span text:style-name="T1">Y</text:span></text:p>
          </draw:text-box>
        </draw:frame>
        <draw:frame draw:style-name="gr8" draw:text-style-name="P4" draw:layer="layout" svg:width="0.6cm" svg:height="0.569cm" svg:x="8.3cm" svg:y="22.1cm">
          <draw:text-box>
            <text:p><text:span text:style-name="T1">Y</text:span></text:p>
          </draw:text-box>
        </draw:frame>
        <draw:frame draw:style-name="gr8" draw:text-style-name="P4" draw:layer="layout" svg:width="0.6cm" svg:height="0.569cm" svg:x="5.5cm" svg:y="24.7cm">
          <draw:text-box>
            <text:p><text:span text:style-name="T1">Y</text:span></text:p>
          </draw:text-box>
        </draw:frame>
        <draw:frame draw:style-name="gr8" draw:text-style-name="P4" draw:layer="layout" svg:width="0.6cm" svg:height="0.569cm" svg:x="8.2cm" svg:y="7.931cm">
          <draw:text-box>
            <text:p><text:span text:style-name="T1">N</text:span></text:p>
          </draw:text-box>
        </draw:frame>
        <draw:frame draw:style-name="gr8" draw:text-style-name="P4" draw:layer="layout" svg:width="0.6cm" svg:height="0.569cm" svg:x="7.2cm" svg:y="21.4cm">
          <draw:text-box>
            <text:p><text:span text:style-name="T1">N</text:span></text:p>
          </draw:text-box>
        </draw:frame>
        <draw:frame draw:style-name="gr8" draw:text-style-name="P4" draw:layer="layout" svg:width="0.6cm" svg:height="0.569cm" svg:x="5.4cm" svg:y="22.1cm">
          <draw:text-box>
            <text:p><text:span text:style-name="T1">N</text:span></text:p>
          </draw:text-box>
        </draw:frame>
        <draw:frame draw:style-name="gr8" draw:text-style-name="P4" draw:layer="layout" svg:width="0.6cm" svg:height="0.569cm" svg:x="7.2cm" svg:y="25.831cm">
          <draw:text-box>
            <text:p><text:span text:style-name="T1">N</text:span></text:p>
          </draw:text-box>
        </draw:frame>
        <draw:custom-shape draw:style-name="gr1" draw:text-style-name="P2" xml:id="id20" draw:id="id20" draw:layer="layout" svg:width="2.5cm" svg:height="1.2cm" svg:x="5.9cm" svg:y="4cm">
          <text:p text:style-name="P1"><text:span text:style-name="T1">Display:</text:span></text:p>
          <text:p text:style-name="P1"><text:span text:style-name="T1">Secret wor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2.5cm" svg:height="1.2cm" svg:x="5.9cm" svg:y="2.2cm">
          <text:p text:style-name="P1"><text:span text:style-name="T1">Randomise</text:span></text:p>
          <text:p text:style-name="P1"><text:span text:style-name="T1">words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7.15cm" svg:y1="3.4cm" svg:x2="7.15cm" svg:y2="4cm" draw:start-shape="id15" draw:start-glue-point="2" draw:end-shape="id20" draw:end-glue-point="0" svg:d="M7150 3400v600" svg:viewBox="0 0 1 601">
          <text:p/>
        </draw:connector>
        <draw:connector draw:style-name="gr4" draw:text-style-name="P3" draw:layer="layout" svg:x1="7.15cm" svg:y1="5.2cm" svg:x2="7.15cm" svg:y2="6cm" draw:start-shape="id20" draw:start-glue-point="2" draw:end-shape="id2" draw:end-glue-point="0" svg:d="M7150 5200v800" svg:viewBox="0 0 1 801">
          <text:p/>
        </draw:connector>
        <draw:connector draw:style-name="gr4" draw:text-style-name="P3" draw:layer="layout" draw:line-skew="-0.899cm" svg:x1="5.954cm" svg:y1="22.654cm" svg:x2="7.15cm" svg:y2="6cm" draw:start-shape="id13" draw:start-glue-point="5" draw:end-shape="id2" draw:end-glue-point="0" svg:d="M5954 22654h-1454v-17155h2650v501" svg:viewBox="0 0 2651 17156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2-20T11:48:07.576000000</meta:creation-date>
    <dc:date>2022-02-23T21:18:02.387000000</dc:date>
    <meta:editing-duration>PT7H4M37S</meta:editing-duration>
    <meta:editing-cycles>7</meta:editing-cycles>
    <meta:generator>LibreOffice/6.4.4.2$Windows_X86_64 LibreOffice_project/3d775be2011f3886db32dfd395a6a6d1ca2630ff</meta:generator>
    <meta:document-statistic meta:object-count="54"/>
  </office:meta>
</office:document-meta>
</file>